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officeooo:rsid="015537ea" style:font-weight-asian="normal" style:font-weight-complex="normal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fo:language="en" fo:country="US"/>
    </style:style>
    <style:style style:name="T29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0" style:family="text">
      <style:text-properties fo:color="#c9211e" loext:opacity="100%" fo:font-weight="normal" officeooo:rsid="015537ea" style:font-weight-asian="normal" style:font-weight-complex="normal"/>
    </style:style>
    <style:style style:name="T31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3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9">Тема. </text:span><text:span text:style-name="T18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7">Отримати навички написання запитів із використанням підзапитів мови SQL.</text:span></text:p>
        </text:list-item>
        <text:list-item>
          <text:p text:style-name="P19"><text:span text:style-name="T17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3"><text:span text:style-name="Strong_20_Emphasis"><text:span text:style-name="T21">✅</text:span></text:span><text:span text:style-name="Strong_20_Emphasis"><text:span text:style-name="T24">Subquery</text:span></text:span></text:p>
          <text:list>
            <text:list-item>
              <text:p text:style-name="P33"><text:span text:style-name="Strong_20_Emphasis"><text:span text:style-name="T21">✅</text:span></text:span><text:span text:style-name="T20">Self-contained</text:span></text:p>
              <text:list>
                <text:list-item>
                  <text:p text:style-name="P32"><text:span text:style-name="Strong_20_Emphasis"><text:span text:style-name="T21">✅</text:span></text:span><text:span text:style-name="T22">s</text:span><text:span text:style-name="T20">ingle-valued</text:span></text:p>
                </text:list-item>
                <text:list-item>
                  <text:p text:style-name="P32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5"><text:span text:style-name="Strong_20_Emphasis"><text:span text:style-name="T21">✅</text:span></text:span><text:span text:style-name="T23">I</text:span><text:span text:style-name="T20">N</text:span></text:p>
                    </text:list-item>
                    <text:list-item>
                      <text:p text:style-name="P31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2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Strong_20_Emphasis"><text:span text:style-name="T21">✅</text:span></text:span><text:span text:style-name="T20">Correlated</text:span></text:p>
              <text:list>
                <text:list-item>
                  <text:p text:style-name="P27"><text:span text:style-name="Strong_20_Emphasis"><text:span text:style-name="T21">✅</text:span></text:span><text:span text:style-name="T20">single-valued</text:span></text:p>
                </text:list-item>
                <text:list-item>
                  <text:p text:style-name="P30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9"><text:span text:style-name="Strong_20_Emphasis"><text:span text:style-name="T21">✅</text:span></text:span><text:span text:style-name="T20">IN</text:span></text:p>
                    </text:list-item>
                    <text:list-item>
                      <text:p text:style-name="P28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0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<text:span text:style-name="T21">✅</text:span></text:span><text:span text:style-name="T20">EXISTS</text:span></text:p>
            </text:list-item>
          </text:list>
        </text:list-item>
        <text:list-item>
          <text:p text:style-name="P35"><text:span text:style-name="Strong_20_Emphasis"><text:span text:style-name="T21">✅</text:span></text:span><text:span text:style-name="T20">Derived Tables</text:span></text:p>
          <text:list>
            <text:list-item>
              <text:p text:style-name="P34"><text:span text:style-name="Strong_20_Emphasis"><text:span text:style-name="T21">✅</text:span></text:span><text:span text:style-name="T20">Nested derived tables</text:span></text:p>
            </text:list-item>
            <text:list-item>
              <text:p text:style-name="P35"><text:span text:style-name="Strong_20_Emphasis"><text:span text:style-name="T21">✅</text:span></text:span><text:span text:style-name="T20">Multiple references to the derived table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Common Table Expressions (CTEs)</text:span></text:p>
          <text:list>
            <text:list-item>
              <text:p text:style-name="P23"><text:span text:style-name="Strong_20_Emphasis"><text:span text:style-name="T21">❌</text:span></text:span><text:span text:style-name="T20">Multiple CT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same CTE</text:span></text:p>
            </text:list-item>
            <text:list-item>
              <text:p text:style-name="P23"><text:span text:style-name="Strong_20_Emphasis"><text:span text:style-name="T21">❌</text:span></text:span><text:span text:style-name="T20">Recursive CTEs</text:span></text:p>
            </text:list-item>
          </text:list>
        </text:list-item>
        <text:list-item>
          <text:p text:style-name="P24"><text:span text:style-name="Strong_20_Emphasis"><text:span text:style-name="T21">❌</text:span></text:span><text:span text:style-name="T20">Views</text:span></text:p>
          <text:list>
            <text:list-item>
              <text:p text:style-name="P24"><text:span text:style-name="Strong_20_Emphasis"><text:span text:style-name="T21">❌</text:span></text:span><text:span text:style-name="T20">ENCRYPTION</text:span></text:p>
            </text:list-item>
            <text:list-item>
              <text:p text:style-name="P24"><text:span text:style-name="Strong_20_Emphasis"><text:span text:style-name="T21">❌</text:span></text:span><text:span text:style-name="T20">SCHEMABINDING</text:span></text:p>
            </text:list-item>
            <text:list-item>
              <text:p text:style-name="P24"><text:span text:style-name="Strong_20_Emphasis"><text:span text:style-name="T21">❌</text:span></text:span><text:span text:style-name="T20">CHECK OPTION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Inline Table-Valued Functions (TVFs)</text:span></text:p>
        </text:list-item>
        <text:list-item>
          <text:p text:style-name="P23"><text:span text:style-name="Strong_20_Emphasis"><text:span text:style-name="T21">❌</text:span></text:span><text:span text:style-name="T20">APPLY Operator</text:span></text:p>
          <text:list>
            <text:list-item>
              <text:p text:style-name="P23"><text:span text:style-name="Strong_20_Emphasis"><text:span text:style-name="T21">❌</text:span></text:span><text:span text:style-name="T20">CROSS APPLY</text:span></text:p>
            </text:list-item>
            <text:list-item>
              <text:p text:style-name="P23"><text:span text:style-name="Strong_20_Emphasis"><text:span text:style-name="T21">❌</text:span></text:span><text:span text:style-name="T20">OUTER APPLY</text:span></text:p>
            </text:list-item>
          </text:list>
        </text:list-item>
      </text:list>
      <text:p text:style-name="P36"><text:span text:style-name="Strong_20_Emphasis"><text:span text:style-name="T21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32">TODO</text:span></text:p>
      <text:p text:style-name="P22"><text:span text:style-name="T13"/></text:p>
      <text:p text:style-name="P38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38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37"><text:span text:style-name="T29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7:35:37.379805386</dc:date>
    <meta:editing-duration>PT20H39M59S</meta:editing-duration>
    <meta:editing-cycles>332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5" meta:character-count="1465" meta:non-whitespace-character-count="1328"/>
  </office:meta>
</office:document-meta>
</file>